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Poppins" svg:font-family="Poppins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cab" officeooo:paragraph-rsid="00198cab"/>
    </style:style>
    <style:style style:name="P2" style:family="paragraph" style:parent-style-name="Standard">
      <style:text-properties officeooo:rsid="001a7c3a" officeooo:paragraph-rsid="001a7c3a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a7c3a" officeooo:paragraph-rsid="001a7c3a"/>
    </style:style>
    <style:style style:name="P5" style:family="paragraph" style:parent-style-name="Text_20_body">
      <style:text-properties fo:font-variant="normal" fo:text-transform="none" fo:color="#333333" style:font-name="Poppins" fo:font-size="10.5pt" fo:letter-spacing="normal" fo:font-style="normal" fo:font-weight="normal" officeooo:rsid="00198cab" officeooo:paragraph-rsid="00198cab"/>
    </style:style>
    <style:style style:name="P6" style:family="paragraph" style:parent-style-name="Text_20_body">
      <style:text-properties fo:font-variant="normal" fo:text-transform="none" fo:color="#333333" style:font-name="Poppins" fo:font-size="10.5pt" fo:letter-spacing="normal" fo:font-style="normal" fo:font-weight="normal" officeooo:rsid="00198cab" officeooo:paragraph-rsid="001c5c0c"/>
    </style:style>
    <style:style style:name="P7" style:family="paragraph" style:parent-style-name="Text_20_body">
      <style:text-properties fo:font-variant="normal" fo:text-transform="none" fo:color="#333333" style:font-name="Poppins" fo:font-size="10.5pt" fo:letter-spacing="normal" fo:font-style="normal" fo:font-weight="normal" officeooo:rsid="00198cab" officeooo:paragraph-rsid="001e2ce2"/>
    </style:style>
    <style:style style:name="P8" style:family="paragraph" style:parent-style-name="Text_20_body">
      <style:text-properties fo:font-variant="normal" fo:text-transform="none" fo:color="#333333" style:font-name="Poppins" fo:font-size="10.5pt" fo:letter-spacing="normal" fo:font-style="normal" fo:font-weight="normal" officeooo:rsid="001c5c0c" officeooo:paragraph-rsid="001c5c0c"/>
    </style:style>
    <style:style style:name="P9" style:family="paragraph" style:parent-style-name="Text_20_body">
      <style:text-properties fo:font-variant="normal" fo:text-transform="none" fo:color="#333333" style:font-name="Poppins" fo:font-size="10.5pt" fo:letter-spacing="normal" fo:font-style="normal" fo:font-weight="normal" officeooo:rsid="001e2ce2" officeooo:paragraph-rsid="001e2ce2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Poppins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Poppins" fo:font-size="10.5pt" fo:letter-spacing="normal" fo:font-style="normal" fo:font-weight="normal" officeooo:paragraph-rsid="001a7c3a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Poppins" fo:font-size="10.5pt" fo:letter-spacing="normal" fo:font-style="normal" fo:font-weight="normal" officeooo:rsid="001a7c3a" officeooo:paragraph-rsid="001a7c3a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Poppins" fo:font-size="10.5pt" fo:letter-spacing="normal" fo:font-style="normal" fo:font-weight="normal" officeooo:rsid="001a7c3a" officeooo:paragraph-rsid="001f0ac2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Poppins" fo:font-size="10.5pt" fo:letter-spacing="normal" fo:font-style="normal" fo:font-weight="normal" officeooo:rsid="001c5c0c" officeooo:paragraph-rsid="001c5c0c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Poppins" fo:font-size="10.5pt" fo:letter-spacing="normal" fo:font-style="normal" fo:font-weight="normal" officeooo:rsid="001e2ce2" officeooo:paragraph-rsid="001f0ac2"/>
    </style:style>
    <style:style style:name="P16" style:family="paragraph" style:parent-style-name="Heading_20_5">
      <style:paragraph-properties fo:margin-top="0.265cm" fo:margin-bottom="0.265cm" loext:contextual-spacing="false" fo:line-height="110%" fo:orphans="2" fo:widows="2"/>
      <style:text-properties fo:font-variant="normal" fo:text-transform="none" fo:color="#262261" style:font-name="inherit" fo:font-size="10.5pt" fo:letter-spacing="normal" fo:font-style="normal" fo:font-weight="bold"/>
    </style:style>
    <style:style style:name="T1" style:family="text">
      <style:text-properties fo:font-variant="normal" fo:text-transform="none" fo:color="#272727" style:font-name="Montserrat" fo:font-size="10.5pt" fo:letter-spacing="normal" fo:font-style="normal" fo:font-weight="normal"/>
    </style:style>
    <style:style style:name="T2" style:family="text">
      <style:text-properties officeooo:rsid="00198cab"/>
    </style:style>
    <style:style style:name="T3" style:family="text">
      <style:text-properties officeooo:rsid="001a7c3a"/>
    </style:style>
    <style:style style:name="T4" style:family="text">
      <style:text-properties officeooo:rsid="001c5c0c"/>
    </style:style>
    <style:style style:name="T5" style:family="text">
      <style:text-properties officeooo:rsid="001e2ce2"/>
    </style:style>
    <style:style style:name="T6" style:family="text">
      <style:text-properties officeooo:rsid="001ed3da"/>
    </style:style>
    <style:style style:name="T7" style:family="text">
      <style:text-properties officeooo:rsid="001f0ac2"/>
    </style:style>
    <style:style style:name="T8" style:family="text">
      <style:text-properties officeooo:rsid="00205b22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oy una persona autodidacta, con un fuerte deseo de aprender más cada día y hacer todo extremadamente bien, me encanta aprender y conseguir nuevos retos y desafíos. No temo a los cambios, ni salirme de mi zona de confort, ya que, eso me permite crecer más como persona y a nivel profesional. He trabajado en Venezuela, Brasil y Uruguay, en el área de informática y marketing digital. Graduado en Relaciones Industriales con especialidad en Gerencia, Mención Gestion de Negocios. Actualmente estoy cursando la Tecnicatura de Redes y Software en la Escuela Superiod e Informatica.</text:span> </text:p>
      <text:p text:style-name="P3"/>
      <text:p text:style-name="P4">Sobre mi</text:p>
      <text:p text:style-name="P3"><text:span text:style-name="T1">A nivel de experiencia laboral he desarrollado aplicaciones moviles en Android/IOS, Websites con wordpress, e-commerce en prestashop y aplicación de diseño responsivo en HTML5, CSS3, JS y PHP, he trabajado con frameworks como Bootstrap, VUE y DJANGO por ejemplo, actualmente estoy profundizando mis conocimientos en el Area de Seguridad de la información y Pentesting. Adicional tengo experiencia en marketing digital, posicionamiento SEO/SEM y analítica web.</text:span> </text:p>
      <text:p text:style-name="Standard"/>
      <text:p text:style-name="Standard"/>
      <text:p text:style-name="P1">Nosotros</text:p>
      <text:p text:style-name="P5">Estamos conformados por un equipo de profesionales con solidas habilidades, experiencias y competencias dedicados exclusivamente a desarrollar productos tecnológicos tales como: website, ecommerce, apps nativas e hibridas, así como servicios y asesorías en las áreas de branding corporativo, analítica web &amp; SEO, diseño gráfico y marketing digital, <text:span text:style-name="T3">especialmente </text:span>dirigido a emprendedores, PYMES y STARTUPS.</text:p>
      <text:p text:style-name="P10">Con la mirada puesta en el futuro nos consideramos una Learning Organization que aprende, evoluciona, se adapta e innova para ofrecer a nuestros clientes estándares de altísima calidad. Brindamos calidad en la creación de nuestros productos y servicios, ya que, nuestra flexibilidad para adaptarnos a los cambiantes avances del sector IT, nos permiten estar siempre a la vanguardia para brindar lo mejor a nuestros clientes. Además de nuestras innovadoras soluciones ofrecemos financiamiento para proporcionar una manera más cómoda y accesible a los clientes.</text:p>
      <text:p text:style-name="P1"/>
      <text:p text:style-name="P5">Es un sitio web, cuya principal característica es: "todo en una sola página". Es ideal para presentar a su empresa de una forma elegante y profesional.</text:p>
      <text:p text:style-name="P10">Es especialmente diseñada para presentar y vender servicios y pocos productos.</text:p>
      <text:p text:style-name="P10">El tiempo de desarrollo es de 10 días habiles. Descuento 10% con pago al contado.</text:p>
      <text:p text:style-name="P1"/>
      <text:p text:style-name="P1"><draw:frame draw:style-name="fr1" draw:name="Marco1" text:anchor-type="paragraph" svg:width="30.956cm" draw:z-index="0"><draw:text-box fo:min-height="0.041cm"><text:h text:style-name="P16" text:outline-level="5">Sitio Web Corporativo</text:h></draw:text-box></draw:frame><draw:frame draw:style-name="fr1" draw:name="Marco2" text:anchor-type="paragraph" svg:width="23.204cm" draw:z-index="1"><draw:text-box fo:min-height="0.041cm"><text:p text:style-name="P10">Desarrollamos sitios web elegantes y modernos, en HTML5, CSS3 y JS. Creando para ti sitios totalmente responsivos, es decir, se adaptan a cualquier pantalla, ya sea, PC, Tablet o Smartphone.</text:p><text:p text:style-name="P10">Brindándoles a tus clientes una interfaz de usuario muy amigable y totalmente profesional.</text:p><text:p text:style-name="P10">El tiempo de desarrollo es de 10 días habiles. Descuento 10% con pago al contado.</text:p></draw:text-box></draw:frame></text:p>
      <text:p text:style-name="P5">Si necesitas una página web, que te permita seducir a tus usuarios, que convierta mas visitantes en clientes y que los mismos esten dispuestos en dejarte sus datos en un formulario, que deseen saber mas de vos, de tus productos/servicios, entonces necesitas una Landing Page, o página de aterrizaje.</text:p>
      <text:p text:style-name="P10">Esta página te ayuda a convertir a los usuarios en clientes finales, por ello es tan importante crear una Landing Page que este diseñada a la medida de tu negocio y que convierta de verdad.</text:p>
      <text:p text:style-name="P10">El tiempo de desarrollo es de 5 días habiles. Descuento 10% con pago al contado.</text:p>
      <text:p text:style-name="P5">Lo mejor de 2 mundos, obtienes los beneficios tanto de una web como de las apps nativas, las Progressive Web Apps (PWA) son una nueva forma de ofrecer una incomparable experiencia de usuario son Multi-plataforma, y ofrecen funcionalidades web que hasta el momento estaban reservadas solo para las apps nativas.</text:p>
      <text:p text:style-name="P10"><text:soft-page-break/>El tiempo de desarrollo es de 10 días habiles. Descuento 10% con pago al contado.</text:p>
      <text:p text:style-name="P2">Nueva page</text:p>
      <text:p text:style-name="P2"/>
      <text:p text:style-name="P2">servicios</text:p>
      <text:p text:style-name="P2">1 desarrollo web</text:p>
      <text:p text:style-name="P2">Diseñamos y desarrollamos aplicaciones web responsivas para que tu sitio web se diferencie del resto, usando frameworks modernos que permiten brindarle la mejor experiencia de usuario a tus clientes, aportándote un toque diferencial sobre el resto de tu competencia, ofreces seguridad, modernidad y rapidez en tus paginas web</text:p>
      <text:p text:style-name="P2"/>
      <text:p text:style-name="P2"/>
      <text:p text:style-name="P2"/>
      <text:p text:style-name="P11">Desarrollamos sitios web elegantes y modernos, <text:span text:style-name="T7">c</text:span>reando para ti sitios totalmente responsivos <text:span text:style-name="T3">que</text:span> se adaptan a cualquier pantalla, ya sea, PC, Tablet o Smartphone.</text:p>
      <text:p text:style-name="P12">Brind<text:span text:style-name="T7">amos</text:span> a tus clientes <text:span text:style-name="T7">la mejor experiencia de usuario a través de</text:span> una interfaz muy amigable y totalmente profesional. </text:p>
      <text:p text:style-name="P13"><text:span text:style-name="T4">También a</text:span>ctualizamos <text:span text:style-name="T4">viejos sitios web, para mejorar su rendimiento, posicionamiento web e incrementar el trafico con planes y estrategias de marketing digital, resaltandote</text:span> <text:span text:style-name="T7">con</text:span> un toque diferencial sobre el resto de tu competencia.</text:p>
      <text:p text:style-name="P12"/>
      <text:p text:style-name="P14">2 e-commerce</text:p>
      <text:p text:style-name="P6">Si necesitas una <text:span text:style-name="T4">tienda online</text:span>, que te permita seducir a tus usuarios, que convierta mas visitantes en clientes y que los mismos <text:span text:style-name="T4">estén</text:span> dispuestos <text:span text:style-name="T4">a comprar tus productos/servicios y refieran tu sitio a familiares y amigos</text:span>, <text:span text:style-name="T4">necesitas que tu sitio sea amigable, moderno, responsivo y muy seguro.</text:span></text:p>
      <text:p text:style-name="P8">Esos son los ingredientes para que tu trafico se convierta en clientes recurrentes y fieles a tu marca, <text:span text:style-name="T6">con mucho gusto te puedo ayudar a desarrollar tu tienda online</text:span>.</text:p>
      <text:p text:style-name="P7"><text:span text:style-name="T5">Es de vital importancia tu tienda este diseñada a la medida de tu negocio y no intente ser una copia barata de otros e-commerce</text:span></text:p>
      <text:p text:style-name="P7"/>
      <text:p text:style-name="P7"><text:span text:style-name="T5">3 App Moviles.</text:span></text:p>
      <text:p text:style-name="P9"><text:span text:style-name="T6">Desarrollo a medida, d</text:span>e acuerdo a tu proyecto te puedo orientar en la dirección correcta si necesitas una app nativa o <text:span text:style-name="T6">una app híbrida</text:span> <text:span text:style-name="T6">C</text:span>ross-platform.</text:p>
      <text:p text:style-name="P9"><text:span text:style-name="T6">Por ejemplo c</text:span>on las PWA tienes l<text:span text:style-name="T2">o mejor de 2 mundos, obtienes los beneficios tanto de una web, como de las apps nativas, las Progressive Web Apps (PWA) son una nueva forma de ofrecer una incomparable experiencia de usuario son Multi-plataforma, y ofrecen funcionalidades web que hasta el momento estaban reservadas solo para las apps nativas. </text:span>O si por el contrario necesitas usar en profundidad los recursos nativos del dispositivo ya sea Android o IOS.</text:p>
      <text:p text:style-name="P9"/>
      <text:p text:style-name="P15">Con la mirada puesta en el futuro <text:span text:style-name="T7">y sabiendo que la industria IT innova y</text:span> evoluciona <text:span text:style-name="T8">constantemente</text:span>, <text:span text:style-name="T8">Ofrezco </text:span>a <text:span text:style-name="T8">mis</text:span> clientes estándares de altísima calidad. <text:span text:style-name="T8">Para b</text:span>rinda<text:span text:style-name="T8">r</text:span> calidad <text:span text:style-name="T8">y seguridad</text:span> en la creación de productos y servicios <text:span text:style-name="T8">tecnológicos con la</text:span> flexibilidad para adaptar<text:span text:style-name="T8">se</text:span> a los cambiantes avances del sector IT, <text:span text:style-name="T8">lo cual</text:span> permite <text:span text:style-name="T8">que puedan</text:span> estar siempre a la vanguardia para brindar l<text:span text:style-name="T8">a</text:span> mejor <text:span text:style-name="T8">experiencia</text:span> a <text:span text:style-name="T8">sus usuarios finales</text:span>. <text:span text:style-name="T8">Todos mis diseños y desarrollos siempre se realizan a medida, ajustados totalmente a la consecución de los objetivos del cliente, dentro de la filosofía GANAR-GAN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Poppins" svg:font-family="Poppins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2:41:50.560000000</meta:creation-date>
    <dc:date>2019-08-10T23:06:40.787000000</dc:date>
    <meta:editing-duration>PT9H55M15S</meta:editing-duration>
    <meta:editing-cycles>1</meta:editing-cycles>
    <meta:document-statistic meta:table-count="0" meta:image-count="0" meta:object-count="0" meta:page-count="2" meta:paragraph-count="33" meta:word-count="1005" meta:character-count="6359" meta:non-whitespace-character-count="5384"/>
    <meta:generator>LibreOffice/6.2.4.2$Windows_X86_64 LibreOffice_project/2412653d852ce75f65fbfa83fb7e7b669a126d64</meta:generator>
  </office:meta>
</office:document-meta>
</file>